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2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8305563" text:style-name="L1">
        <text:list-item>
          <text:p text:style-name="P1"/>
          <text:list>
            <text:list-item>
              <text:p text:style-name="P1">Located on specific places on the DNA molecule</text:p>
            </text:list-item>
            <text:list-item>
              <text:p text:style-name="P1">Provide instructions for making proteins</text:p>
            </text:list-item>
            <text:list-item>
              <text:p text:style-name="P1">Control cell's activities</text:p>
            </text:list-item>
            <text:list-item>
              <text:p text:style-name="P1">In 1953, James Watson and Francis Crick created the model of DNA.</text:p>
            </text:list-item>
          </text:list>
        </text:list-item>
      </text:list>
      <text:list xml:id="list38306293" text:style-name="L2">
        <text:list-item>
          <text:p text:style-name="P2">DNA Structure</text:p>
          <text:list>
            <text:list-item>
              <text:p text:style-name="P2">4 pairs of building blocks represented by letters: A, G, T, or C</text:p>
            </text:list-item>
            <text:list-item>
              <text:p text:style-name="P2">Purines: Nitrogenous bases with two rings (adenine and guanine). Always paired with </text:p>
            </text:list-item>
            <text:list-item>
              <text:p text:style-name="P2">Pyrimidines: Nitrogenous bases with single rings (thymine and cytosine)</text:p>
            </text:list-item>
            <text:list-item>
              <text:p text:style-name="P2">A and T bond with 2 H bonds.</text:p>
            </text:list-item>
            <text:list-item>
              <text:p text:style-name="P2">C and G bond with 3 H bonds.</text:p>
            </text:list-item>
          </text:list>
        </text:list-item>
        <text:list-item>
          <text:p text:style-name="P2">Why is DNA important?</text:p>
          <text:list>
            <text:list-item>
              <text:p text:style-name="P2">Controls many of your features such as:</text:p>
              <text:list>
                <text:list-item>
                  <text:p text:style-name="P2">Hair colour</text:p>
                </text:list-item>
                <text:list-item>
                  <text:p text:style-name="P2">Eye colour</text:p>
                </text:list-item>
                <text:list-item>
                  <text:p text:style-name="P2">Height</text:p>
                </text:list-item>
                <text:list-item>
                  <text:p text:style-name="P2">Digestive proteins</text:p>
                </text:list-item>
              </text:list>
            </text:list-item>
            <text:list-item>
              <text:p text:style-name="P2">Your lifestyle choices (ie. Amount of exercise and diet)</text:p>
            </text:list-item>
          </text:list>
        </text:list-item>
        <text:list-item>
          <text:p text:style-name="P2">Protein Productions</text:p>
          <text:list>
            <text:list-item>
              <text:p text:style-name="P2">Jobs of genes (DNA) is to control manufacturing of proteins.</text:p>
              <text:list>
                <text:list-item>
                  <text:p text:style-name="P2">For example: Specific enzymes in body (ie. Digestive enzymes).</text:p>
                </text:list-item>
              </text:list>
            </text:list-item>
          </text:list>
        </text:list-item>
        <text:list-item>
          <text:p text:style-name="P2">DNA Screening</text:p>
          <text:list>
            <text:list-item>
              <text:p text:style-name="P2">Babies are commonly tested for a genetic condition called PKU (phenylketonuria).</text:p>
              <text:list>
                <text:list-item>
                  <text:p text:style-name="P2">PKU can lead to severe brain damage</text:p>
                </text:list-item>
              </text:list>
            </text:list-item>
            <text:list-item>
              <text:p text:style-name="P2">Testing for genetic disorders is called genetic screening or <text:span text:style-name="T1">DNA screening</text:span></text:p>
              <text:list>
                <text:list-item>
                  <text:p text:style-name="P3">Down syndrome can be detected in a fetus.</text:p>
                </text:list-item>
              </text:list>
            </text:list-item>
          </text:list>
        </text:list-item>
        <text:list-item>
          <text:p text:style-name="P3">Cloning – Case Study</text:p>
          <text:list>
            <text:list-item>
              <text:p text:style-name="P3">Cloning is the process of producing identical offspring from genes, cells, or an entire organism.</text:p>
            </text:list-item>
          </text:list>
        </text:list-item>
        <text:list-item>
          <text:p text:style-name="P3">Mutations</text:p>
          <text:list>
            <text:list-item>
              <text:p text:style-name="P3">A change in the usual order of the A, C, T, G building blocks is called a mutation</text:p>
            </text:list-item>
            <text:list-item>
              <text:p text:style-name="P3">In a gene can alter the structure of the protein</text:p>
            </text:list-item>
            <text:list-item>
              <text:p text:style-name="P3">Mutation changes the protein so it is less able to function</text:p>
              <text:list>
                <text:list-item>
                  <text:p text:style-name="P3">For example: Sickle cell anemia is caused by a mutation in the gene that codes for hemoglobin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 McCracken</meta:initial-creator>
    <meta:creation-date>2012-05-07T08:38:23</meta:creation-date>
    <dc:date>2012-05-07T18:24:14.57</dc:date>
    <meta:editing-duration>PT3M35S</meta:editing-duration>
    <meta:editing-cycles>2</meta:editing-cycles>
    <meta:generator>LibreOffice/3.5$Windows_x86 LibreOffice_project/281b639-6baa1d3-ef66a77-d866f25-f36d45f</meta:generator>
    <meta:document-statistic meta:table-count="0" meta:image-count="0" meta:object-count="0" meta:page-count="1" meta:paragraph-count="32" meta:word-count="275" meta:character-count="1450" meta:non-whitespace-character-count="1238"/>
  </office:meta>
</office:document-meta>
</file>